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2.5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016cm" style:use-optimal-column-width="false"/>
    </style:style>
    <style:style style:name="co2" style:family="table-column">
      <style:table-column-properties style:column-width="3.229cm" style:use-optimal-column-width="false"/>
    </style:style>
    <style:style style:name="co3" style:family="table-column">
      <style:table-column-properties style:column-width="3.525cm" style:use-optimal-column-width="false"/>
    </style:style>
    <style:style style:name="co4" style:family="table-column">
      <style:table-column-properties style:column-width="8.896cm" style:use-optimal-column-width="false"/>
    </style:style>
    <style:style style:name="ro1" style:family="table-row">
      <style:table-row-properties style:row-height="1.192cm"/>
    </style:style>
    <style:style style:name="ro2" style:family="table-row">
      <style:table-row-properties style:row-height="1.979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58cm"/>
    </style:style>
    <style:style style:name="ro5" style:family="table-row">
      <style:table-row-properties style:row-height="1.916cm"/>
    </style:style>
    <style:style style:name="ro6" style:family="table-row">
      <style:table-row-properties style:row-height="0.6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star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5" style:family="table-cell">
      <style:graphic-properties draw:fill="solid" draw:fill-color="#ffffff" style:repeat="repeat"/>
      <style:text-properties style:use-window-font-color="true" fo:font-size="14pt" style:font-size-asian="14pt" style:font-size-complex="14pt"/>
    </style:style>
    <style:style style:name="ce6" style:family="table-cell">
      <style:graphic-properties draw:fill-color="#23b8dc" style:repeat="repeat" fo:padding-top="0.1cm" fo:padding-bottom="0.1cm" fo:padding-left="0.1cm" fo:padding-right="0.1cm"/>
      <style:paragraph-properties fo:text-align="center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style:use-window-font-color="true"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9.015cm" svg:height="19.116cm" svg:x="6.588cm" svg:y="4.5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>
                <text:p text:style-name="P1"><text:span text:style-name="T1">...</text:span></text:p>
              </table:table-cell>
            </table:table-row>
            <table:table-row table:style-name="ro1">
              <table:table-cell table:style-name="ce3">
                <text:p text:style-name="P2"><text:span text:style-name="T2">00400730 &lt;_Z3fooii@plt&gt;:</text:span></text:p>
                <text:p text:style-name="P2"><text:span text:style-name="T2"><text:s text:c="2"/></text:span><text:span text:style-name="T2">400730:</text:span><text:span text:style-name="T2"><text:tab/></text:span><text:span text:style-name="T2">3c0f0041 </text:span><text:span text:style-name="T2"><text:tab/></text:span><text:span text:style-name="T2">lui</text:span><text:span text:style-name="T2"><text:tab/></text:span><text:span text:style-name="T2">t7,0x41</text:span></text:p>
                <text:p text:style-name="P2"><text:span text:style-name="T2"><text:s text:c="2"/></text:span><text:span text:style-name="T2">400734:</text:span><text:span text:style-name="T2"><text:tab/></text:span><text:span text:style-name="T2">8df90ad0 </text:span><text:span text:style-name="T2"><text:tab/></text:span><text:span text:style-name="T2">lw</text:span><text:span text:style-name="T2"><text:tab/></text:span><text:span text:style-name="T2">t9,2768(t7)</text:span></text:p>
                <text:p text:style-name="P2"><text:span text:style-name="T2"><text:s text:c="2"/></text:span><text:span text:style-name="T2">400738:</text:span><text:span text:style-name="T2"><text:tab/></text:span><text:span text:style-name="T2">03200008 </text:span><text:span text:style-name="T2"><text:tab/></text:span><text:span text:style-name="T2">jr</text:span><text:span text:style-name="T2"><text:tab/></text:span><text:span text:style-name="T2">t9</text:span></text:p>
                <text:p text:style-name="P2"><text:span text:style-name="T2"><text:s text:c="2"/></text:span><text:span text:style-name="T2">40073c:</text:span><text:span text:style-name="T2"><text:tab/></text:span><text:span text:style-name="T2">25f80ad0 </text:span><text:span text:style-name="T2"><text:tab/></text:span><text:span text:style-name="T2">addiu</text:span><text:span text:style-name="T2"><text:tab/></text:span><text:span text:style-name="T2">t8,t7,2768</text:span></text:p>
              </table:table-cell>
            </table:table-row>
            <table:table-row table:style-name="ro2">
              <table:table-cell table:style-name="ce4">
                <text:p text:style-name="P3"><text:span text:style-name="T2"><text:s text:c="2"/></text:span><text:span text:style-name="T2">400898:</text:span><text:span text:style-name="T2"><text:tab/></text:span><text:span text:style-name="T2"> jal <text:s text:c="3"/>400730 &lt;_Z5foo@plt&gt;</text:span></text:p>
                <text:p text:style-name="P3"><text:span text:style-name="T2"><text:s text:c="2"/></text:span><text:span text:style-name="T2">40089c:</text:span><text:span text:style-name="T2"><text:tab/></text:span><text:span text:style-name="T2"> nop</text:span></text:p>
                <text:p text:style-name="P3"><text:span text:style-name="T2"><text:s text:c="2"/></text:span><text:span text:style-name="T2">4008a0:</text:span><text:span text:style-name="T2"><text:tab/></text:span><text:span text:style-name="T2">sw <text:s text:c="4"/>v0,32(s8)</text:span></text:p>
                <text:p text:style-name="P3"><text:span text:style-name="T2"><text:s text:c="2"/></text:span><text:span text:style-name="T2">4008a4:</text:span><text:span text:style-name="T2"><text:tab/></text:span><text:span text:style-name="T2"> jal <text:s text:c="3"/>400720 &lt;_Z3barv@plt&gt;</text:span></text:p>
                <text:p text:style-name="P3"><text:span text:style-name="T2"><text:s text:c="2"/></text:span><text:span text:style-name="T2">4008a8:</text:span><text:span text:style-name="T2"><text:tab/></text:span><text:span text:style-name="T2"> nop</text:span></text:p>
                <text:p text:style-name="P3"><text:span text:style-name="T2"><text:s text:c="22"/></text:span><text:span text:style-name="T2">...</text:span></text:p>
              </table:table-cell>
            </table:table-row>
            <table:table-row table:style-name="ro1">
              <table:table-cell table:style-name="ce3">
                <text:p text:style-name="P2"><text:span text:style-name="T2">004009f0 &lt;.MIPS.stubs&gt;:</text:span></text:p>
                <text:p text:style-name="P2"><text:span text:style-name="T2"><text:s text:c="2"/></text:span><text:span text:style-name="T2">4009F0: 8f998010 <text:s/>lw</text:span><text:span text:style-name="T2"><text:tab/></text:span><text:span text:style-name="T2">t9,-32752(gp)</text:span></text:p>
                <text:p text:style-name="P2"><text:span text:style-name="T2"><text:s text:c="2"/></text:span><text:span text:style-name="T2">4009F4: 03e07821 move</text:span><text:span text:style-name="T2"><text:tab/></text:span><text:span text:style-name="T2">t7,ra</text:span></text:p>
                <text:p text:style-name="P2"><text:span text:style-name="T2"><text:s text:c="2"/></text:span><text:span text:style-name="T2">4009F8: 0320f809 <text:s/>jalr</text:span><text:span text:style-name="T2"><text:tab/></text:span><text:span text:style-name="T2">t9</text:span></text:p>
                <text:p text:style-name="P2"><text:span text:style-name="T2"><text:s text:c="2"/></text:span><text:span text:style-name="T2">4009Fc: 24180015 li</text:span><text:span text:style-name="T2"><text:tab/></text:span><text:span text:style-name="T2">t8,21</text:span>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>
                <text:p text:style-name="P4">foo()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>
                <text:p text:style-name="P4">dynamic_linker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228cm" svg:height="16.092cm" svg:x="3.355cm" svg:y="4.661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>
                <text:p><text:span text:style-name="T3">0x00400720</text:span></text:p>
              </table:table-cell>
            </table:table-row>
            <table:table-row table:style-name="ro5">
              <table:table-cell table:style-name="ce5">
                <text:p><text:span text:style-name="T3">0x00400730</text:span></text:p>
              </table:table-cell>
            </table:table-row>
            <table:table-row table:style-name="ro4">
              <table:table-cell table:style-name="ce5">
                <text:p text:style-name="P5"/>
                <text:p text:style-name="P5"/>
                <text:p text:style-name="P5"/>
              </table:table-cell>
            </table:table-row>
            <table:table-row table:style-name="ro4">
              <table:table-cell table:style-name="ce5">
                <text:p text:style-name="P5"/>
                <text:p text:style-name="P5">0x004009f0</text:p>
              </table:table-cell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6">
              <table:table-cell table:style-name="ce5"/>
            </table:table-row>
          </table:table>
          <draw:image xlink:href="Pictures/TablePreview2.svm" xlink:type="simple" xlink:show="embed" xlink:actuate="onLoad"/>
        </draw:frame>
        <draw:custom-shape draw:style-name="gr1" draw:text-style-name="P4" draw:layer="layout" svg:width="0.635cm" svg:height="3.773cm" svg:x="15.504cm" svg:y="7.00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1.524cm" svg:height="0.962cm" svg:x="16.113cm" svg:y="8.42cm">
          <draw:text-box draw:corner-radius="0.282cm">
            <text:p>plt</text:p>
          </draw:text-box>
        </draw:frame>
        <draw:custom-shape draw:style-name="gr1" draw:text-style-name="P4" draw:layer="layout" svg:width="1.905cm" svg:height="10.795cm" svg:x="15.478cm" svg:y="5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1.874cm" svg:height="0.962cm" svg:x="17.256cm" svg:y="10.398cm">
          <draw:text-box>
            <text:p>main</text:p>
          </draw:text-box>
        </draw:frame>
        <draw:frame draw:style-name="standard" draw:layer="layout" svg:width="12.42cm" svg:height="0.911cm" svg:x="3.089cm" svg:y="3.3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ce6">
              <table:table-cell>
                <text:p text:style-name="P4">address</text:p>
              </table:table-cell>
              <table:table-cell>
                <text:p text:style-name="P4">memory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4" draw:text-style-name="P4" draw:layer="layout" draw:type="curve" svg:x1="15.948cm" svg:y1="8.738cm" svg:x2="15.603cm" svg:y2="14.114cm" draw:end-shape="id1" draw:end-glue-point="1" svg:d="m15948 8738c235 0 408 5376-345 5376" svg:viewBox="0 0 547 5377">
          <text:p/>
        </draw:connector>
        <draw:line draw:style-name="gr5" draw:text-style-name="P4" draw:layer="layout" svg:x1="15.986cm" svg:y1="8.747cm" svg:x2="15.351cm" svg:y2="8.747cm">
          <text:p/>
        </draw:line>
        <draw:line draw:style-name="gr4" draw:text-style-name="P4" draw:layer="layout" svg:x1="16.748cm" svg:y1="21.701cm" svg:x2="15.351cm" svg:y2="21.701cm">
          <text:p/>
        </draw:line>
        <draw:line draw:style-name="gr5" draw:text-style-name="P4" draw:layer="layout" svg:x1="16.748cm" svg:y1="14.335cm" svg:x2="16.748cm" svg:y2="21.701cm">
          <text:p/>
        </draw:line>
        <draw:line draw:style-name="gr5" draw:text-style-name="P4" draw:layer="layout" svg:x1="15.605cm" svg:y1="14.335cm" svg:x2="16.748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47b8b8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27:31</meta:creation-date>
    <dc:date>2013-06-28T18:41:16</dc:date>
    <meta:editing-duration>PT2H3M30S</meta:editing-duration>
    <meta:editing-cycles>10</meta:editing-cycles>
    <meta:generator>LibreOffice/3.5$Linux_X86_64 LibreOffice_project/350m1$Build-2</meta:generator>
    <meta:document-statistic meta:object-count="12"/>
  </office:meta>
</office:document-meta>
</file>